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1f13" officeooo:paragraph-rsid="00131f13"/>
    </style:style>
    <style:style style:name="P2" style:family="paragraph" style:parent-style-name="Standard">
      <style:text-properties officeooo:rsid="0014d24d" officeooo:paragraph-rsid="0014d24d"/>
    </style:style>
    <style:style style:name="P3" style:family="paragraph" style:parent-style-name="Standard">
      <style:text-properties officeooo:rsid="00153f3a" officeooo:paragraph-rsid="00153f3a"/>
    </style:style>
    <style:style style:name="P4" style:family="paragraph" style:parent-style-name="Standard">
      <style:text-properties officeooo:rsid="00172ba6" officeooo:paragraph-rsid="00172ba6"/>
    </style:style>
    <style:style style:name="P5" style:family="paragraph" style:parent-style-name="Standard">
      <style:text-properties officeooo:rsid="001817d3" officeooo:paragraph-rsid="001817d3"/>
    </style:style>
    <style:style style:name="T1" style:family="text">
      <style:text-properties style:text-line-through-style="solid" style:text-line-through-type="sing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 + 1 → Close Project Window</text:p>
      <text:p text:style-name="P1">File | Project Structure</text:p>
      <text:p text:style-name="P1"/>
      <text:p text:style-name="P1">Ctrl + F9 → Build Project</text:p>
      <text:p text:style-name="P1">Shift + Escape → Hide Active Tool Window</text:p>
      <text:p text:style-name="P1"/>
      <text:p text:style-name="P1">F4 → jump to source</text:p>
      <text:p text:style-name="P1"/>
      <text:p text:style-name="P1">Shift + Shift → search everywhere</text:p>
      <text:p text:style-name="P1">Ctrl + N → Navigate to Class</text:p>
      <text:p text:style-name="P1"/>
      <text:p text:style-name="P1">Shift + Ctrl + Alt + N → Go to Symbol</text:p>
      <text:p text:style-name="P1"/>
      <text:p text:style-name="P1">Ctrl + Shift + N → Go to File</text:p>
      <text:p text:style-name="P1"/>
      <text:p text:style-name="P1">Ctrl + E → Recent Files</text:p>
      <text:p text:style-name="P1">Ctrl + B → Go to Declaration</text:p>
      <text:p text:style-name="P1"/>
      <text:p text:style-name="P1">Shift + Ctrl + I → Peek Definition</text:p>
      <text:p text:style-name="P1">Ctrl + F12 → Show members</text:p>
      <text:p text:style-name="P1"/>
      <text:p text:style-name="P1">Alt + F1 → Select In</text:p>
      <text:p text:style-name="P1">Ctrl + G → Navigate to Line</text:p>
      <text:p text:style-name="P1">Ctrl + H → Type Hierarchy</text:p>
      <text:p text:style-name="P1"/>
      <text:p text:style-name="P2">Shift + Ctrl + ← : Move caret to the left</text:p>
      <text:p text:style-name="P2">Alt + Enter → Show Intention Actions</text:p>
      <text:p text:style-name="P2"/>
      <text:p text:style-name="P2">Ctrl + Alt + T → Surround With</text:p>
      <text:p text:style-name="P2">Alt + ` → VCS Operations</text:p>
      <text:p text:style-name="P2"/>
      <text:p text:style-name="P2">Ctrl + Alt + Shift + T → Refactor</text:p>
      <text:p text:style-name="P2"/>
      <text:p text:style-name="P2">Key Promoter Plugin</text:p>
      <text:p text:style-name="P2">Smart Keys (Settings | Editor | General)</text:p>
      <text:p text:style-name="P2"/>
      <text:p text:style-name="P2">Ctrl + Shift + Arrow → Resize Tool Window</text:p>
      <text:p text:style-name="P2">Win + Up → mazimize</text:p>
      <text:p text:style-name="P2"/>
      <text:p text:style-name="P2">Ctrl + Alt + J → Next Project Window</text:p>
      <text:p text:style-name="P2">Ctrl + Shift + V → Clipboard History</text:p>
      <text:p text:style-name="P2">Ctrl + Alt + M → Extract to a method</text:p>
      <text:p text:style-name="P2">Ctrl + Alt + V → Extract variable</text:p>
      <text:p text:style-name="P2"/>
      <text:p text:style-name="P2">Ctrl + D → copy line(s) down</text:p>
      <text:p text:style-name="P2"/>
      <text:p text:style-name="P2">Alt + Insert → Code Generation</text:p>
      <text:p text:style-name="P2">Ctrl + Alt + I → Indent</text:p>
      <text:p text:style-name="P2">Ctrl + Alt + L → Reformat Whole File</text:p>
      <text:p text:style-name="P2"><text:soft-page-break/>Ctrl + Shift + Space → Smart Completion</text:p>
      <text:p text:style-name="P2"/>
      <text:p text:style-name="P2">.if + Tab → Postfix completion</text:p>
      <text:p text:style-name="P2"/>
      <text:p text:style-name="P2">Ctrl + F12 → Show class members</text:p>
      <text:p text:style-name="P2"/>
      <text:p text:style-name="P2">Ctrl + Shift + Down Arrow → move line down</text:p>
      <text:p text:style-name="P2"><text:s/>Ctrl + Shift + Up Arrow → move line up</text:p>
      <text:p text:style-name="P2"/>
      <text:p text:style-name="P2">Ctrl + Shift + N + folder/class</text:p>
      <text:p text:style-name="P2"/>
      <text:p text:style-name="P2">Ctrl + Shift + F12 → Hide All Windows</text:p>
      <text:p text:style-name="P2">Ctrl + F5 → Rerun</text:p>
      <text:p text:style-name="P2"/>
      <text:p text:style-name="P3">Shift + Ctrl + A → Find Action</text:p>
      <text:p text:style-name="P3">Shift + F10 → Run “Main”</text:p>
      <text:p text:style-name="P3"/>
      <text:p text:style-name="P3">Ctrl + Shift + Alt + S → Project Structure</text:p>
      <text:p text:style-name="P3">Shift + F6 → Rename</text:p>
      <text:p text:style-name="P3"/>
      <text:p text:style-name="P3">Ctrl + Shirt + Right Arrow → move to next</text:p>
      <text:p text:style-name="P3">Ctrl + Shift + Alt + T → refactor this</text:p>
      <text:p text:style-name="P3"/>
      <text:p text:style-name="P3">Alt + F7 → Find Usages</text:p>
      <text:p text:style-name="P3">Ctrl + Shift + Down → Move statement down</text:p>
      <text:p text:style-name="P3">Ctrl + Shift + ← : move caret to previous word with selection</text:p>
      <text:p text:style-name="P1"/>
      <text:p text:style-name="P4">Alt + Home → Jump to Navigation Bar</text:p>
      <text:p text:style-name="P4">Ctrl + W → Extend Selection</text:p>
      <text:p text:style-name="P4"/>
      <text:p text:style-name="P4">fori + tab → Live template for a for loop</text:p>
      <text:p text:style-name="P4">Ctrl + J → Insert Live Template</text:p>
      <text:p text:style-name="P4"/>
      <text:p text:style-name="P4">Ctrl + W → extend selection</text:p>
      <text:p text:style-name="P4">Ctrl + Alt + T → surround with live template</text:p>
      <text:p text:style-name="P4"/>
      <text:p text:style-name="P4">Shift + F9 → Debug</text:p>
      <text:p text:style-name="P4">F8 → Step over</text:p>
      <text:p text:style-name="P4">Alt + F9 → Run to cursor</text:p>
      <text:p text:style-name="P4">Ctrl + F2 → Stop debug session</text:p>
      <text:p text:style-name="P4">Alt + F8 → Evaluate Expression</text:p>
      <text:p text:style-name="P4"/>
      <text:p text:style-name="P5">Ctrl + K → Commit Changes</text:p>
      <text:p text:style-name="P5">Ctrl + Y → Delete Line</text:p>
      <text:p text:style-name="P5"/>
      <text:p text:style-name="P5">Ctrl + Alt + Z → git revert</text:p>
      <text:p text:style-name="P5">Ctrl + Shift + F10 → Run all tests</text:p>
      <text:p text:style-name="P5">Shift + F10 → Run all tests for a current class</text:p>
      <text:p text:style-name="P5">Ctrl + Alt + F → Extract a field</text:p>
      <text:p text:style-name="P5"><text:soft-page-break/>Ctrl + W → incrementally selection</text:p>
      <text:p text:style-name="P5"/>
      <text:p text:style-name="P5">Shift + Ctrl + Up</text:p>
      <text:p text:style-name="P5">Shift + Ctrl + Down <text:s/>→ Move selection up or down</text:p>
      <text:p text:style-name="P5"/>
      <text:p text:style-name="P5">Ctrl + Shift + A → Find Action</text:p>
      <text:p text:style-name="P5"/>
      <text:p text:style-name="P5">Color picker</text:p>
      <text:p text:style-name="P5"/>
      <text:p text:style-name="P5">Ctrl + Alt + L → format file</text:p>
      <text:p text:style-name="P5">Ctrl + ` → quick switch scheme</text:p>
      <text:p text:style-name="P5"/>
      <text:p text:style-name="P5">Ctrl + P → method parameter info</text:p>
      <text:p text:style-name="P5">Ctrl + Shift + Enter → complete current stat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6:12.895000000</meta:creation-date>
    <dc:date>2017-11-24T21:58:16.098000000</dc:date>
    <meta:editing-duration>PT4H42M</meta:editing-duration>
    <meta:editing-cycles>5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76" meta:word-count="565" meta:character-count="2360" meta:non-whitespace-character-count="1869"/>
  </office:meta>
</office:document-meta>
</file>